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lassian Sans" svg:font-family="'Atlassian Sans', ui-sans-serif, apple-system, BlinkMacSystemFont, 'Segoe UI', Ubuntu,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system-ui, apple-system, 'Segoe UI', Roboto, Ubuntu, Cantarell, 'Noto Sans', sans-serif, 'Segoe UI', Roboto, 'Lucida Grande', sans-serif, 'Apple Color Emoji', 'Segoe UI Emoji'"/>
  </office:font-face-decls>
  <office:automatic-styles>
    <style:style style:name="P1" style:family="paragraph" style:parent-style-name="Text_20_body">
      <style:paragraph-properties fo:margin-left="0cm" fo:margin-right="0cm" fo:line-height="100%" fo:text-indent="0cm" style:auto-text-indent="false"/>
    </style:style>
    <style:style style:name="P2" style:family="paragraph" style:parent-style-name="Text_20_body">
      <style:paragraph-properties fo:line-height="100%"/>
    </style:style>
    <style:style style:name="P3" style:family="paragraph" style:parent-style-name="Text_20_body">
      <style:paragraph-properties fo:margin-left="0cm" fo:margin-right="0cm" fo:line-height="100%" fo:text-indent="0cm" style:auto-text-indent="false"/>
      <style:text-properties style:font-name="Manjari"/>
    </style:style>
    <style:style style:name="P4" style:family="paragraph" style:parent-style-name="Text_20_body">
      <style:paragraph-properties fo:margin-left="0cm" fo:margin-right="0cm" fo:line-height="100%" fo:text-indent="0cm" style:auto-text-indent="false"/>
      <style:text-properties style:font-name="Manjari" officeooo:paragraph-rsid="0014c1f3"/>
    </style:style>
    <style:style style:name="T1" style:family="text">
      <style:text-properties officeooo:rsid="0011d81c"/>
    </style:style>
    <style:style style:name="T2" style:family="text">
      <style:text-properties fo:font-variant="normal" fo:text-transform="none" fo:color="#292a2e" loext:opacity="100%" style:font-name="Atlassian Sans" fo:font-size="10.5pt" fo:letter-spacing="normal" fo:font-style="normal" fo:font-weight="normal"/>
    </style:style>
    <style:style style:name="T3" style:family="text">
      <style:text-properties fo:font-variant="normal" fo:text-transform="none" fo:color="#292a2e" loext:opacity="100%" style:font-name="Atlassian Sans" fo:font-size="10.5pt" fo:letter-spacing="normal" fo:font-style="normal" fo:font-weight="normal" officeooo:rsid="001393a6"/>
    </style:style>
    <style:style style:name="T4" style:family="text">
      <style:text-properties fo:font-variant="normal" fo:text-transform="none" fo:color="#292a2e" loext:opacity="100%" fo:letter-spacing="normal"/>
    </style:style>
    <style:style style:name="T5" style:family="text">
      <style:text-properties fo:font-variant="normal" fo:text-transform="none" fo:color="#292a2e" loext:opacity="100%" fo:letter-spacing="normal" officeooo:rsid="0014c1f3"/>
    </style:style>
    <style:style style:name="T6" style:family="text">
      <style:text-properties fo:font-variant="normal" fo:text-transform="none" fo:color="#1868db" loext:opacity="100%" style:text-line-through-style="none" style:text-line-through-type="none" style:font-name="Atlassian Sans" fo:font-size="10.5pt" fo:letter-spacing="normal" fo:font-style="normal" style:text-underline-style="none" fo:font-weight="normal" style:text-blinking="false" fo:background-color="#ffffff" loext:char-shading-value="0"/>
    </style:style>
    <style:style style:name="T7" style:family="text">
      <style:text-properties officeooo:rsid="0014c1f3"/>
    </style:style>
    <style:style style:name="T8" style:family="text">
      <style:text-properties style:font-name="Manjari"/>
    </style:style>
    <style:style style:name="T9" style:family="text">
      <style:text-properties style:font-name="Manjari" officeooo:rsid="0011d81c"/>
    </style:style>
    <style:style style:name="T10" style:family="text">
      <style:text-properties style:font-name="Manjari" officeooo:rsid="0014c1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o:</text:p>
      <text:p text:style-name="P3">Louise Romain is a French-born UK-based, anthropologist, sound artist, documentarist and imagination activist, who produces the podcast ‘Circle of Voices’. She crafts immersive audio documentaries, short stories and ecological sound art, as invitations to dream deeper into thriving futures where humans remember their place and responsibility in the circle of life. She covers UN Biodiversity and Ocean conferences as an independent grassroots reporter, where she also advocates for the protection of Indigenous rights and the flourishing of multi-species justice.</text:p>
      <text:p text:style-name="P4">Lou/ise is passionate about bringing the sounds of the living world (through eco- and bio-acoustics) to more ears and hearts, and uplifting stories of Earth resilience in times of collapse, crisis and renewal. She sits on the <text:span text:style-name="T1">advisory </text:span>board of the International Society of Ecoacoustics <text:span text:style-name="T7">and o</text:span>ne of her long-term dreams is to support ecosystem regeneration by bridging together acoustic innovations with ancestral knowledge and localise<text:span text:style-name="T7">d community-led</text:span> actions. <text:bookmark-start text:name="__DdeLink__0_1227661972"/><text:bookmark-end text:name="__DdeLink__0_1227661972"/></text:p>
      <text:p text:style-name="P1"><text:span text:style-name="T8">This piece ‘Ascoltaci – </text:span><text:span text:style-name="T9">Listen to us</text:span><text:span text:style-name="T8">’ was inspired by </text:span><text:span text:style-name="T9">her attendance at</text:span><text:span text:style-name="T8"> the </text:span><text:span text:style-name="T10">I</text:span><text:span text:style-name="T8">nternational </text:span><text:span text:style-name="T10">S</text:span><text:span text:style-name="T8">ymposium on </text:span><text:span text:style-name="T10">S</text:span><text:span text:style-name="T8">oundscape in Lugano, October 2023. The theme th</text:span><text:span text:style-name="T9">at</text:span><text:span text:style-name="T8"> year was how sound creations and listening practices can help us shape better futures for human and more-than-human life. </text:span><text:span text:style-name="T9">The electronic music was produced by</text:span><text:span text:style-name="T8"> Squiff Eye, photographer, graphic designer and sound producer: </text:span><text:a xlink:type="simple" xlink:href="https://squiffeye.bandcamp.com/" office:target-frame-name="_blank" xlink:show="new" text:style-name="Internet_20_link" text:visited-style-name="Visited_20_Internet_20_Link"><text:span text:style-name="T8">squiffeye.bandcamp.com/</text:span></text:a><text:span text:style-name="T8">.</text:span></text:p>
      <text:p text:style-name="P2"><text:span text:style-name="T8">Find out more about Lou/ise’s work on her website </text:span><text:a xlink:type="simple" xlink:href="https://tuneintotheworld.com/" text:style-name="Internet_20_link" text:visited-style-name="Visited_20_Internet_20_Link"><text:span text:style-name="T8">https://tuneintotheworld.com/</text:span></text:a><text:span text:style-name="T8"> or Soundcloud: </text:span><text:a xlink:type="simple" xlink:href="https://soundcloud.com/tune-intotheworld" text:style-name="Internet_20_link" text:visited-style-name="Visited_20_Internet_20_Link"><text:span text:style-name="T8">https://soundcloud.com/tune-intotheworld</text:span></text:a><text:span text:style-name="T8"> and follow her on social media @‌lou_romain_ and @‌circleofvo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lassian Sans" svg:font-family="'Atlassian Sans', ui-sans-serif, apple-system, BlinkMacSystemFont, 'Segoe UI', Ubuntu,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system-ui, apple-system, 'Segoe UI', Roboto, Ubuntu, Cantarell, 'Noto Sans', sans-serif, 'Segoe UI', Roboto, 'Lucida Grande',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1T10:51:08.044912948</meta:creation-date>
    <dc:date>2026-03-31T11:15:22.312214862</dc:date>
    <meta:editing-duration>PT3M54S</meta:editing-duration>
    <meta:editing-cycles>1</meta:editing-cycles>
    <meta:document-statistic meta:table-count="0" meta:image-count="0" meta:object-count="0" meta:page-count="1" meta:paragraph-count="5" meta:word-count="228" meta:character-count="1628" meta:non-whitespace-character-count="1403"/>
    <meta:generator>LibreOffice/7.3.7.2$Linux_X86_64 LibreOffice_project/30$Build-2</meta:generator>
  </office:meta>
</office:document-meta>
</file>